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5-07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5-03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4-10-1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4-07-0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4-03-1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3-12-29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3-09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3-03-31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2-09-2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2-06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2-01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1-09-2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1-03-1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0-12-16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0-09-22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0-06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20-03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9-12-12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9-09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9-06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9-03-26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9-01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8-10-3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8-03-15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7-03-11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6-10-0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6-07-0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6-03-1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6-01-1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5-09-1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5-06-04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5-03-1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5-01-2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4-10-0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4-06-1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4-03-1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400</text:p>
          </table:table-cell>
          <table:table-cell office:value-type="string" calcext:value-type="string">
            <text:p>02N/10E-09DBB</text:p>
          </table:table-cell>
          <table:table-cell office:value-type="string" calcext:value-type="string">
            <text:p>2014-01-1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